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style:font-size-asian="12.25pt" style:font-size-complex="14pt"/>
    </style:style>
    <style:style style:name="P4" style:family="paragraph" style:parent-style-name="Standard">
      <style:text-properties fo:font-style="normal" style:font-style-asian="normal" style:font-style-complex="normal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text-properties style:font-name="Courier New" fo:font-size="10pt" style:font-size-asian="10pt" style:font-size-complex="10pt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style:font-name="Courier New" fo:font-size="10pt" style:font-size-asian="10pt" style:font-size-complex="10pt"/>
    </style:style>
    <style:style style:name="P8" style:family="paragraph" style:parent-style-name="Standard">
      <style:paragraph-properties fo:margin-left="0in" fo:margin-right="0in" fo:text-indent="0in" style:auto-text-indent="false"/>
      <style:text-properties style:font-name="Courier New" fo:font-size="10pt" style:font-size-asian="10pt" style:font-size-complex="10pt"/>
    </style:style>
    <style:style style:name="P9" style:family="paragraph" style:parent-style-name="Standard" style:list-style-name="L1"/>
    <style:style style:name="P10" style:family="paragraph" style:parent-style-name="Standard" style:list-style-name="L2"/>
    <style:style style:name="P11" style:family="paragraph" style:parent-style-name="Standard" style:list-style-name="L3"/>
    <style:style style:name="P12" style:family="paragraph" style:parent-style-name="Standard" style:list-style-name="L4"/>
    <style:style style:name="P13" style:family="paragraph" style:parent-style-name="Standard">
      <style:text-properties style:font-name="Times New Roman" fo:font-size="12pt" style:font-size-asian="12pt" style:font-size-complex="12pt"/>
    </style:style>
    <style:style style:name="P14" style:family="paragraph" style:parent-style-name="Standard">
      <style:text-properties style:font-name="Courier New" fo:font-size="10pt" style:font-size-asian="10pt" style:font-size-complex="10pt"/>
    </style:style>
    <style:style style:name="P15" style:family="paragraph" style:parent-style-name="Standard">
      <style:paragraph-properties fo:margin-left="0in" fo:margin-right="0in" fo:text-indent="0in" style:auto-text-indent="false"/>
      <style:text-properties style:font-name="Times New Roman" fo:font-size="12pt" style:font-size-asian="12pt" style:font-size-complex="12pt"/>
    </style:style>
    <style:style style:name="P16" style:family="paragraph" style:parent-style-name="Standard">
      <style:paragraph-properties fo:margin-left="0.4925in" fo:margin-right="0in" fo:text-indent="0in" style:auto-text-indent="false"/>
      <style:text-properties style:font-name="Courier New" fo:font-size="10pt" style:font-size-asian="10pt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Courier New"/>
    </style:style>
    <style:style style:name="T3" style:family="text">
      <style:text-properties style:font-name="Times New Roman" fo:font-size="12pt" style:font-size-asian="12pt" style:font-size-complex="12pt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store</text:p>
      <text:p text:style-name="Standard"/>
      <text:p text:style-name="Standard">The qstore server (open-ils.qstore) executes database queries that have been previously defined, in an abstract form, within the database itself. <text:s/>Such queries may be used for periodic reporting, ad hoc investigations, or automated updates.</text:p>
      <text:p text:style-name="Standard"/>
      <text:p text:style-name="Standard">In some cases a query may be qualified by values to be supplied at execution time, called bind variables. <text:s/>For example, a query may be limited to a particular org unit, or a short list of user ids.</text:p>
      <text:p text:style-name="Standard"/>
      <text:p text:style-name="Standard">Before executing a query, the qstore client must open an application session with the qstore server by sending it a CONNECT message. <text:s/>Then it must perform a series of steps to set up the query, execute it, and get the results. <text:s/>Finally, the client may close the query explicitly with an additional method call. <text:s/>Alternatively it may simply close the application session by sending a DISCONNECT message to the server.</text:p>
      <text:p text:style-name="Standard"/>
      <text:p text:style-name="Standard">Here is a brief summary of the available methods. <text:s/>Each will be discussed in greater detail in a later section:</text:p>
      <text:p text:style-name="Standard"/>
      <text:list text:style-name="L1">
        <text:list-item>
          <text:p text:style-name="P9">open-ils.qstore.prepare – load the query</text:p>
        </text:list-item>
        <text:list-item>
          <text:p text:style-name="P9">open-ils.qstore.sql – return the query as SQL</text:p>
        </text:list-item>
        <text:list-item>
          <text:p text:style-name="P9">open-ils.qstore.param_list – return a list of bind variables</text:p>
        </text:list-item>
        <text:list-item>
          <text:p text:style-name="P9">open-ils.qstore.bind_param – assign values to one or more bind variables</text:p>
        </text:list-item>
        <text:list-item>
          <text:p text:style-name="P9">open-ils.qstore.execute – execute the query and return the results</text:p>
        </text:list-item>
        <text:list-item>
          <text:p text:style-name="P9">open-ils.qstore.execute.atomic – an atomic version of the execute method</text:p>
        </text:list-item>
        <text:list-item>
          <text:p text:style-name="P9">open-ils.qstore.columns – return a list of column names for the results</text:p>
        </text:list-item>
        <text:list-item>
          <text:p text:style-name="P9">open-ils.qstore.finish – close a query, freeing any associated resources</text:p>
        </text:list-item>
        <text:list-item>
          <text:p text:style-name="P9">open-ils.qstore.messages – return any error message for a specified query</text:p>
        </text:list-item>
      </text:list>
      <text:p text:style-name="Standard"/>
      <text:p text:style-name="Standard"/>
      <text:p text:style-name="P2">The prepare method</text:p>
      <text:p text:style-name="Standard"/>
      <text:p text:style-name="Standard"><text:span text:style-name="T1">Summary</text:span>: Load a specified query. <text:s text:c="2"/>Return a list of bind variables, and a token by which the query may be referenced in future method calls.</text:p>
      <text:p text:style-name="Standard"/>
      <text:p text:style-name="Standard"><text:span text:style-name="T1">Parameter</text:span>: The id of a row in the query.stored_query table, identifying the stored query..</text:p>
      <text:p text:style-name="Standard"/>
      <text:p text:style-name="Standard"><text:span text:style-name="T1">Returns</text:span>: A JSON object with two members:</text:p>
      <text:p text:style-name="Standard"/>
      <text:list text:style-name="L2">
        <text:list-item>
          <text:p text:style-name="P10">“token”: a text string to be used as a token for identifying the query in future method calls. <text:s/>This string is designed to be unique, but otherwise has no very useful meaning.</text:p>
        </text:list-item>
        <text:list-item>
          <text:p text:style-name="P10">“bind_variables”: a (possibly empty) JSON object defining any bind variables required by the query. <text:s/>See the discussion of the bind_param method.</text:p>
        </text:list-item>
      </text:list>
      <text:p text:style-name="Standard"/>
      <text:p text:style-name="Standard">A client may juggle multiple queries in the same application session, using the corresponding tokens to identify the query to which each method call applies.</text:p>
      <text:p text:style-name="Standard"/>
      <text:p text:style-name="Standard"/>
      <text:p text:style-name="P2">The sql method</text:p>
      <text:p text:style-name="Standard"><text:soft-page-break/></text:p>
      <text:p text:style-name="Standard"><text:span text:style-name="T1">Summary</text:span>: Return the query as an SQL string.</text:p>
      <text:p text:style-name="Standard"/>
      <text:p text:style-name="Standard"><text:span text:style-name="T1">Parameter</text:span>: The token returned previously by the prepare method for the same query.</text:p>
      <text:p text:style-name="Standard"/>
      <text:p text:style-name="Standard"><text:span text:style-name="T1">Returns</text:span>: A string containing the generated SQL corresponding to the stored query. <text:s/>It will incorporate the specified values of any bind variables. <text:s/>If no value has been assigned to a given bind variable, and there is no default value for it, then the generated SQL will include the name of the bind variable wherever it appears, preceded by a colon to distinguish it from a column name. <text:s/>The user may review such a query but cannot execute it.</text:p>
      <text:p text:style-name="Standard"/>
      <text:p text:style-name="Standard"/>
      <text:p text:style-name="P2">The param_list method</text:p>
      <text:p text:style-name="Standard"/>
      <text:p text:style-name="Standard"><text:span text:style-name="T1">Summary</text:span>: Returns information about the bind variables required by the query, if any.</text:p>
      <text:p text:style-name="Standard"/>
      <text:p text:style-name="Standard"><text:span text:style-name="T1">Parameter</text:span>: The token returned previously by the prepare method for the same query.</text:p>
      <text:p text:style-name="Standard"/>
      <text:p text:style-name="Standard"><text:span text:style-name="T1">Returns</text:span>: A JSON object keyed on the bind variable name. <text:s/>The data associated with each name is another JSON object, with the following entries:</text:p>
      <text:p text:style-name="Standard"/>
      <text:list text:style-name="L3">
        <text:list-item>
          <text:p text:style-name="P11">“label”: the contents of query.bind_variable.label for this variable. <text:s/>This is the identifier usually shown to the user for this variable.</text:p>
        </text:list-item>
        <text:list-item>
          <text:p text:style-name="P11">“type”: the contents of query.bind_variable.type for this variable. <text:s/>It is one of “string”, “number”, “string_list”, or “number_list”.</text:p>
        </text:list-item>
        <text:list-item>
          <text:p text:style-name="P11">“description”: the contents of query.bind_variable.description for this variable.</text:p>
        </text:list-item>
        <text:list-item>
          <text:p text:style-name="P11">“default_value”: the value that will be assigned to the variable if the user doesn't override it.</text:p>
        </text:list-item>
        <text:list-item>
          <text:p text:style-name="P11">“actual_value”: the value assigned by the user, overriding any default.</text:p>
        </text:list-item>
      </text:list>
      <text:p text:style-name="Standard"/>
      <text:p text:style-name="Standard">Depending on the type, the default or actual value of a bind variable may be a string, a number, a JSON array of strings, or a JSON array of numbers.</text:p>
      <text:p text:style-name="Standard"/>
      <text:p text:style-name="Standard">If a given variable has no default value, then there will be no entry for “default_value”. <text:s/>On the other hand if the default value is a null, then there will be an entry for “default_value” whose associated data is a JSON null. <text:s/>Likewise for “actual_value”. </text:p>
      <text:p text:style-name="Standard"/>
      <text:p text:style-name="Standard"/>
      <text:p text:style-name="P2">The bind_param method</text:p>
      <text:p text:style-name="Standard"/>
      <text:p text:style-name="Standard"><text:span text:style-name="T1">Summary</text:span>: Assign a value to one or more bind variables.</text:p>
      <text:p text:style-name="Standard"/>
      <text:p text:style-name="Standard"><text:span text:style-name="T1">Parameter</text:span>: This is the only qstore method that requires two parameters:</text:p>
      <text:p text:style-name="Standard"/>
      <text:list text:style-name="L4">
        <text:list-item>
          <text:p text:style-name="P12">The token returned previously by the prepare method for the same query.</text:p>
        </text:list-item>
        <text:list-item>
          <text:p text:style-name="P12">A (possibly empty) JSON object keyed on bind variable name. <text:s/>The value associated with each bind variable name is the value to be assigned to the corresponding bind variable, overriding any default, and replacing any value previously assigned.</text:p>
        </text:list-item>
      </text:list>
      <text:p text:style-name="Standard"/>
      <text:p text:style-name="Standard"><text:soft-page-break/></text:p>
      <text:p text:style-name="P2">The execute method</text:p>
      <text:p text:style-name="Standard"/>
      <text:p text:style-name="Standard"><text:span text:style-name="T1">Summary</text:span>: Execute the specified query, and return the results.</text:p>
      <text:p text:style-name="Standard"/>
      <text:p text:style-name="Standard"><text:span text:style-name="T1">Parameter</text:span>: The token returned previously by the prepare method for the same query.</text:p>
      <text:p text:style-name="Standard"/>
      <text:p text:style-name="Standard"><text:span text:style-name="T1">Returns</text:span>: Zero or more responses, each containing one row returned by the query. <text:s/>Each row is represented by a JSON array of values.</text:p>
      <text:p text:style-name="Standard"/>
      <text:p text:style-name="Standard"/>
      <text:p text:style-name="P2">The execute.atomic method</text:p>
      <text:p text:style-name="Standard"/>
      <text:p text:style-name="Standard"><text:span text:style-name="T1">Summary</text:span>: Execute the specified query, and return the results.</text:p>
      <text:p text:style-name="Standard"/>
      <text:p text:style-name="Standard"><text:span text:style-name="T1">Parameter</text:span>: The token returned previously by the prepare method for the same query.</text:p>
      <text:p text:style-name="Standard"/>
      <text:p text:style-name="Standard"><text:span text:style-name="T1">Returns</text:span>: A JSON array containing zero or more entries. <text:s/>Each entry represents a row as a JSON array of values.</text:p>
      <text:p text:style-name="Standard"/>
      <text:p text:style-name="Standard"/>
      <text:p text:style-name="P2">The columns method</text:p>
      <text:p text:style-name="Standard"/>
      <text:p text:style-name="Standard"><text:span text:style-name="T1">Summary</text:span>: Return the column names assigned by PostgreSQL to the result set of the query.</text:p>
      <text:p text:style-name="Standard"/>
      <text:p text:style-name="Standard"><text:span text:style-name="T1">Parameter</text:span>: The token returned previously by the prepare method for the same query.</text:p>
      <text:p text:style-name="Standard"/>
      <text:p text:style-name="Standard"><text:span text:style-name="T1">Returns</text:span>: An array of strings, each string being a column name.</text:p>
      <text:p text:style-name="Standard"/>
      <text:p text:style-name="Standard"/>
      <text:p text:style-name="P2">The finish method</text:p>
      <text:p text:style-name="Standard"/>
      <text:p text:style-name="Standard"><text:span text:style-name="T1">Summary</text:span>: Close a query, freeing any resources associated with it, and rendering the token invalid for future method calls.</text:p>
      <text:p text:style-name="Standard"/>
      <text:p text:style-name="Standard"><text:span text:style-name="T1">Parameter</text:span>: The token returned previously by the prepare method for the same query.</text:p>
      <text:p text:style-name="Standard"/>
      <text:p text:style-name="P4">Closing the application session will finish any unfinished queries for that session.</text:p>
      <text:p text:style-name="Standard"/>
      <text:p text:style-name="Standard"/>
      <text:p text:style-name="P2">The messages method</text:p>
      <text:p text:style-name="Standard"/>
      <text:p text:style-name="Standard"><text:span text:style-name="T1">Summary</text:span>: Return any error messages associated with a query.</text:p>
      <text:p text:style-name="Standard"/>
      <text:p text:style-name="Standard"><text:span text:style-name="T1">Parameter</text:span>: The token returned previously by the prepare method for the same query.</text:p>
      <text:p text:style-name="Standard"/>
      <text:p text:style-name="Standard"><text:span text:style-name="T1">Returns</text:span>: A JSON array of strings, each string being an error message issued in connection with the specified query. <text:s/>The messages appear in the order in which they were issued. <text:s/>Typically the first <text:soft-page-break/>message describes the error as it was first encountered, and subsequent messages describe the context in which the error occurred.</text:p>
      <text:p text:style-name="Standard"/>
      <text:p text:style-name="Standard">The messages returned include all those issued for the specified query, including any issued for previous method calls. <text:s/>Since currently there is no method for purging error messages, they just accumulate.</text:p>
      <text:p text:style-name="Standard"/>
      <text:p text:style-name="Standard">In many cases (but not all), qstore writes similar messages to its log. <text:s/>The messages method is based on the notion that most users shouldn't have to examine log files. <text:s/>They may however need help in interpreting the error messages.</text:p>
      <text:p text:style-name="Standard"/>
      <text:p text:style-name="Standard"/>
      <text:p text:style-name="P3">Example</text:p>
      <text:p text:style-name="Standard"/>
      <text:p text:style-name="Standard">The following srfsh session illustrates these methods. <text:s/>After opening an application session, we prepare query 12:</text:p>
      <text:p text:style-name="Standard"/>
      <text:p text:style-name="P7">srfsh# open open-ils.qstore</text:p>
      <text:p text:style-name="P7">Service open-ils.qstore opened</text:p>
      <text:p text:style-name="P7">srfsh# request open-ils.qstore open-ils.qstore.prepare 12</text:p>
      <text:p text:style-name="P7"/>
      <text:p text:style-name="P7">Received Data: {</text:p>
      <text:p text:style-name="P7"><text:s text:c="2"/>"token":"1_1279135310_6487",</text:p>
      <text:p text:style-name="P7"><text:s text:c="2"/>"bind_variables":{</text:p>
      <text:p text:style-name="P7"><text:s text:c="4"/>"ou":{</text:p>
      <text:p text:style-name="P7"><text:s text:c="6"/>"label":"lib",</text:p>
      <text:p text:style-name="P7"><text:s text:c="6"/>"type":"number",</text:p>
      <text:p text:style-name="P7"><text:s text:c="6"/>"description":"org unit"</text:p>
      <text:p text:style-name="P7"><text:s text:c="4"/>}</text:p>
      <text:p text:style-name="P7"><text:s text:c="2"/>}</text:p>
      <text:p text:style-name="P7">}</text:p>
      <text:p text:style-name="P7"/>
      <text:p text:style-name="P7">------------------------------------</text:p>
      <text:p text:style-name="P7">Request Completed Successfully</text:p>
      <text:p text:style-name="P7">Request Time in seconds: 0.048403</text:p>
      <text:p text:style-name="P7">------------------------------------</text:p>
      <text:p text:style-name="P5"/>
      <text:p text:style-name="Standard">The server concocts a unique token, <text:span text:style-name="T3">"1_1279135310_6487”, that we will use henceforth to identify this query. <text:s/>We could also prepare an unrelated query, or even the same query more than once, and qstore would assign each of them a different token and keep them all straight. <text:s/>For this example, though, we'll stick to the one query.</text:span></text:p>
      <text:p text:style-name="P13"/>
      <text:p text:style-name="P13">This query has one bind variable named “ou”, whose value needs to be numeric. <text:s/>The label, “lib”, is a short name for handy reference (although in this case it's actually longer than the name used internally). <text:s/>The description tells us that it identifies an org unit. <text:s/>In a real example the description probably should be more verbose, so that user could see it in a tool tip (for example) and figure out what to do.</text:p>
      <text:p text:style-name="P13"/>
      <text:p text:style-name="P13">In this case there is no default value, i.e. there is no entry for “default_value”. <text:s/>That means we can't run the query yet – but we can still look at the SQL for it:</text:p>
      <text:p text:style-name="P13"/>
      <text:p text:style-name="P7">srfsh# request open-ils.qstore open-ils.qstore.sql "1_1279135310_6487"</text:p>
      <text:p text:style-name="P7"/>
      <text:p text:style-name="P7">Received Data: <text:soft-page-break/>"SELECT\n <text:s text:c="2"/>\"aou\".id,\n <text:s text:c="2"/>\"aou\".name,\n <text:s text:c="2"/>\"aou\".shortname,\n <text:s text:c="2"/></text:p>
      <text:p text:style-name="P7">\"aou\".opac_visible,\n <text:s text:c="2"/>\"aou\".parent_ou \nFROM\n <text:s text:c="2"/>actor.org_unit AS \"aou\" \nWHERE\n <text:s text:c="2"/>\"aou\".id = :ou;\n"</text:p>
      <text:p text:style-name="P7"/>
      <text:p text:style-name="P7">------------------------------------</text:p>
      <text:p text:style-name="P7">Request Completed Successfully</text:p>
      <text:p text:style-name="P7">Request Time in seconds: 0.009652</text:p>
      <text:p text:style-name="P7">------------------------------------</text:p>
      <text:p text:style-name="P13"/>
      <text:p text:style-name="P13">When we call the sql method, we pass it the token that the prepare method assigned earlier. <text:s/>The server returns the generated SQL, trying to make it readable by inserting newlines and indentation. <text:s/>In srfsh, though, the output is pretty ugly because all the newlines and quotation marks are escaped within a JSON string. <text:s/>In this document, at least, it's line-wrapped so that it fits on the page. <text:s/>In a proper GUI it should look much nicer.</text:p>
      <text:p text:style-name="P13"/>
      <text:p text:style-name="P13">At the end of the SQL, the query refers to the bind variablee as “:ou”, the variable preceded by a colon. <text:s/>The colon indicates that “ou” is a variable name rather than a column name. <text:s/>It also makes the SQL invalid until we replace the variable with a real value. <text:s/>Let's do that now, and then look at the SQL again:</text:p>
      <text:p text:style-name="P13"/>
      <text:p text:style-name="P7">srfsh# request open-ils.qstore open-ils.qstore.bind_param \ "1_1279135310_6487" {"ou":3}</text:p>
      <text:p text:style-name="P7"/>
      <text:p text:style-name="P7">Received no data from server</text:p>
      <text:p text:style-name="P7"/>
      <text:p text:style-name="P7">------------------------------------</text:p>
      <text:p text:style-name="P7">Request Completed Successfully</text:p>
      <text:p text:style-name="P7">Request Time in seconds: 0.006642</text:p>
      <text:p text:style-name="P7">------------------------------------</text:p>
      <text:p text:style-name="P7">srfsh# request open-ils.qstore open-ils.qstore.sql "1_1279135310_6487"</text:p>
      <text:p text:style-name="P7"/>
      <text:p text:style-name="P7">Received Data: "SELECT\n <text:s text:c="2"/>\"aou\".id,\n <text:s text:c="2"/>\"aou\".name,\n <text:s text:c="2"/>\"aou\".shortname,\n <text:s text:c="2"/></text:p>
      <text:p text:style-name="P7">\"aou\".opac_visible,\n <text:s text:c="2"/>\"aou\".parent_ou \nFROM\n <text:s text:c="2"/>actor.org_unit</text:p>
      <text:p text:style-name="P7">AS \"aou\" \nWHERE\n <text:s text:c="2"/>\"aou\".id = 3;\n"</text:p>
      <text:p text:style-name="P7"/>
      <text:p text:style-name="P7">------------------------------------</text:p>
      <text:p text:style-name="P7">Request Completed Successfully</text:p>
      <text:p text:style-name="P7">Request Time in seconds: 0.006728</text:p>
      <text:p text:style-name="P7">------------------------------------</text:p>
      <text:p text:style-name="P13"/>
      <text:p text:style-name="P13">When we call the bind_param method we pass not only the token but also a JSON object assigning a value to one or more bind variables – just one in this case. <text:s/>Now the generated SQL looks normal.</text:p>
      <text:p text:style-name="P13"/>
      <text:p text:style-name="P13">We can also verify the substitution by calling the param_list method:</text:p>
      <text:p text:style-name="P13"/>
      <text:p text:style-name="P7">srfsh# request open-ils.qstore open-ils.qstore.param_list \ <text:span text:style-name="T2">"1_1279135310_6487"</text:span></text:p>
      <text:p text:style-name="P7"/>
      <text:p text:style-name="P7">Received Data: {</text:p>
      <text:p text:style-name="P7"><text:s text:c="2"/>"ou":{</text:p>
      <text:p text:style-name="P7"><text:s text:c="4"/>"label":"lib",</text:p>
      <text:p text:style-name="P7"><text:s text:c="4"/>"type":"number",</text:p>
      <text:p text:style-name="P7"><text:s text:c="4"/>"description":"org unit",</text:p>
      <text:p text:style-name="P7"><text:s text:c="4"/>"actual_value":3</text:p>
      <text:p text:style-name="P7"><text:soft-page-break/><text:s text:c="2"/>}</text:p>
      <text:p text:style-name="P7">}</text:p>
      <text:p text:style-name="P7"/>
      <text:p text:style-name="P7">------------------------------------</text:p>
      <text:p text:style-name="P7">Request Completed Successfully</text:p>
      <text:p text:style-name="P7">Request Time in seconds: 0.007470</text:p>
      <text:p text:style-name="P7">------------------------------------</text:p>
      <text:p text:style-name="P6"/>
      <text:p text:style-name="P13">Now we see an “actual_value” of 3. <text:s/>The SQL is ready to go.</text:p>
      <text:p text:style-name="P13"/>
      <text:p text:style-name="P7">srfsh# request open-ils.qstore open-ils.qstore.execute "1_1279135310_6487"</text:p>
      <text:p text:style-name="P7"/>
      <text:p text:style-name="P7">Received Data: [</text:p>
      <text:p text:style-name="P7"><text:s text:c="2"/>3,</text:p>
      <text:p text:style-name="P7"><text:s text:c="2"/>"Example System 2",</text:p>
      <text:p text:style-name="P7"><text:s text:c="2"/>"SYS2",</text:p>
      <text:p text:style-name="P7"><text:s text:c="2"/>"t",</text:p>
      <text:p text:style-name="P7"><text:s text:c="2"/>1</text:p>
      <text:p text:style-name="P7">]</text:p>
      <text:p text:style-name="P7"/>
      <text:p text:style-name="P7">------------------------------------</text:p>
      <text:p text:style-name="P7">Request Completed Successfully</text:p>
      <text:p text:style-name="P7">Request Time in seconds: 0.010588</text:p>
      <text:p text:style-name="P7">------------------------------------</text:p>
      <text:p text:style-name="P6"/>
      <text:p text:style-name="P13">This query returns only one row, so we get only one response. <text:s/>If there were multiple rows, srfsh would display multiple lines of “Received Data.” <text:s/>The one response is a JSON array of column values.</text:p>
      <text:p text:style-name="P13"/>
      <text:p text:style-name="P13">Here's the atomic version of the same method call:</text:p>
      <text:p text:style-name="P13"/>
      <text:p text:style-name="P7">srfsh# request open-ils.qstore open-ils.qstore.execute.atomic \ </text:p>
      <text:p text:style-name="P7">"1_1279135310_6487"</text:p>
      <text:p text:style-name="P7"/>
      <text:p text:style-name="P7">Received Data: [</text:p>
      <text:p text:style-name="P7"><text:s text:c="2"/>[</text:p>
      <text:p text:style-name="P7"><text:s text:c="4"/>3,</text:p>
      <text:p text:style-name="P7"><text:s text:c="4"/>"Example System 2",</text:p>
      <text:p text:style-name="P7"><text:s text:c="4"/>"SYS2",</text:p>
      <text:p text:style-name="P7"><text:s text:c="4"/>"t",</text:p>
      <text:p text:style-name="P7"><text:s text:c="4"/>1</text:p>
      <text:p text:style-name="P7"><text:s text:c="2"/>]</text:p>
      <text:p text:style-name="P7">]</text:p>
      <text:p text:style-name="P7"/>
      <text:p text:style-name="P7">------------------------------------</text:p>
      <text:p text:style-name="P7">Request Completed Successfully</text:p>
      <text:p text:style-name="P7">Request Time in seconds: 0.012659</text:p>
      <text:p text:style-name="P7">------------------------------------</text:p>
      <text:p text:style-name="P15"/>
      <text:p text:style-name="P15">The difference isn't obvious because there's only one row, but notice the an extra layer of square brackets. <text:s/>This result is an array of arrays of column values. <text:s/>If there were multiple rows, they'd all be in the same array.</text:p>
      <text:p text:style-name="P15"/>
      <text:p text:style-name="P15">This response does not identify the columns. <text:s/>For that we must make another call:</text:p>
      <text:p text:style-name="P15"/>
      <text:p text:style-name="P7">srfsh# request open-ils.qstore open-ils.qstore.columns "1_1279135310_6487"</text:p>
      <text:p text:style-name="P7"/>
      <text:p text:style-name="P7"><text:soft-page-break/>Received Data: [</text:p>
      <text:p text:style-name="P7"><text:s text:c="2"/>"id",</text:p>
      <text:p text:style-name="P7"><text:s text:c="2"/>"name",</text:p>
      <text:p text:style-name="P7"><text:s text:c="2"/>"shortname",</text:p>
      <text:p text:style-name="P7"><text:s text:c="2"/>"opac_visible",</text:p>
      <text:p text:style-name="P7"><text:s text:c="2"/>"parent_ou"</text:p>
      <text:p text:style-name="P7">]</text:p>
      <text:p text:style-name="P7"/>
      <text:p text:style-name="P7">------------------------------------</text:p>
      <text:p text:style-name="P7">Request Completed Successfully</text:p>
      <text:p text:style-name="P7">Request Time in seconds: 0.018072</text:p>
      <text:p text:style-name="P7">------------------------------------</text:p>
      <text:p text:style-name="P15"/>
      <text:p text:style-name="P15">The result is a JSON array of column names. <text:s/>These are the same names that you would get if you ran the query in psql. <text:s/>They may not be unique or even helpful. <text:s/>Ideally the query should assign good column aliases, but if it doesn't, you have to take what you can get.</text:p>
      <text:p text:style-name="P15"/>
      <text:p text:style-name="P15">Now let's make a mistake, just so that we can see an error message. <text:s/>We're going to assign a value to a bind variable that doesn't exist, and then ask for any error messages:</text:p>
      <text:p text:style-name="P15"/>
      <text:p text:style-name="P7">srfsh# request open-ils.qstore open-ils.qstore.bind_param "1_1279135310_6487" {"goober":3}</text:p>
      <text:p text:style-name="P7"/>
      <text:p text:style-name="P7">Received Exception:</text:p>
      <text:p text:style-name="P7">Name: osrfMethodException</text:p>
      <text:p text:style-name="P7">Status: Unable to apply values to bind variables</text:p>
      <text:p text:style-name="P7">Status: 400</text:p>
      <text:p text:style-name="P7">Received Exception:</text:p>
      <text:p text:style-name="P7">Name: osrfMethodException</text:p>
      <text:p text:style-name="P7">Status: An unknown server error occurred</text:p>
      <text:p text:style-name="P7">Status: 404</text:p>
      <text:p text:style-name="P7">------------------------------------</text:p>
      <text:p text:style-name="P7">Request Completed Successfully</text:p>
      <text:p text:style-name="P7">Request Time in seconds: 0.011361</text:p>
      <text:p text:style-name="P7">------------------------------------</text:p>
      <text:p text:style-name="P7">srfsh# request open-ils.qstore open-ils.qstore.messages "1_1279135310_6487"</text:p>
      <text:p text:style-name="P7"/>
      <text:p text:style-name="P7">Received Data: [</text:p>
      <text:p text:style-name="P7"><text:s text:c="2"/>"Can't assign value to bind variable \"goober\": no such variable"</text:p>
      <text:p text:style-name="P7">]</text:p>
      <text:p text:style-name="P7"/>
      <text:p text:style-name="P7">------------------------------------</text:p>
      <text:p text:style-name="P7">Request Completed Successfully</text:p>
      <text:p text:style-name="P7">Request Time in seconds: 0.035184</text:p>
      <text:p text:style-name="P7">------------------------------------</text:p>
      <text:p text:style-name="P7"/>
      <text:p text:style-name="P13">The result is a JSON array of error messages as strings. <text:s/>In this case there's only one message. <text:s/>In other cases there may be a series of messages, the first one describing the error at the lowest level, and the rest providing additional context.</text:p>
      <text:p text:style-name="P13"/>
      <text:p text:style-name="P13">Now that we're done with this query, we can shut it down:</text:p>
      <text:p text:style-name="P13"/>
      <text:p text:style-name="P7">srfsh# request open-ils.qstore open-ils.qstore.finish "1_1279135310_6487"</text:p>
      <text:p text:style-name="P7"/>
      <text:p text:style-name="P7">Received no data from server</text:p>
      <text:p text:style-name="P7"/>
      <text:p text:style-name="P7"><text:soft-page-break/>------------------------------------</text:p>
      <text:p text:style-name="P7">Request Completed Successfully</text:p>
      <text:p text:style-name="P7">Request Time in seconds: 0.007768</text:p>
      <text:p text:style-name="P7">------------------------------------</text:p>
      <text:p text:style-name="P7">srfsh# close open-ils.qstore</text:p>
      <text:p text:style-name="P7">Service "open-ils.qstore" closed</text:p>
      <text:p text:style-name="P7">srfsh# exit</text:p>
      <text:p text:style-name="P8"/>
      <text:p text:style-name="P15">The finish method closes the query and frees associated memory. <text:s/>In this case we could have skipped it, because we immediately close the session anyway, thereby closing any outstanding queri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10-07-14T08:00:56</meta:creation-date>
    <dc:date>2010-07-14T16:15:54</dc:date>
    <meta:editing-cycles>13</meta:editing-cycles>
    <meta:editing-duration>PT6H24M4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8" meta:paragraph-count="202" meta:word-count="2128" meta:character-count="13913"/>
  </office:meta>
</office:document-meta>
</file>